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569in" fo:margin-left="-0.0785in" table:align="left" style:writing-mode="lr-tb"/>
    </style:style>
    <style:style style:name="Table3.A" style:family="table-column">
      <style:table-column-properties style:column-width="3.075in"/>
    </style:style>
    <style:style style:name="Table3.B" style:family="table-column">
      <style:table-column-properties style:column-width="3.0819in"/>
    </style:style>
    <style:style style:name="Table3.1" style:family="table-row">
      <style:table-row-properties style:keep-together="true"/>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style>
    <style:style style:name="P4" style:family="paragraph" style:parent-style-name="Contents_20_1">
      <style:paragraph-properties>
        <style:tab-stops>
          <style:tab-stop style:position="0.3335in"/>
          <style:tab-stop style:position="5.9929in" style:type="right" style:leader-style="dotted" style:leader-text="."/>
          <style:tab-stop style:position="6in" style:type="right" style:leader-style="dotted" style:leader-text="."/>
        </style:tab-stops>
      </style:paragraph-properties>
    </style:style>
    <style:style style:name="P5" style:family="paragraph" style:parent-style-name="Contents_20_2">
      <style:paragraph-properties>
        <style:tab-stops>
          <style:tab-stop style:position="5.8335in" style:type="right" style:leader-style="dotted" style:leader-text="."/>
        </style:tab-stops>
      </style:paragraph-properties>
    </style:style>
    <style:style style:name="P6" style:family="paragraph" style:parent-style-name="Contents_20_3">
      <style:paragraph-properties>
        <style:tab-stops>
          <style:tab-stop style:position="5.666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Heading_20_2">
      <style:paragraph-properties>
        <style:tab-stops>
          <style:tab-stop style:position="0.75in"/>
          <style:tab-stop style:position="0.8752in"/>
        </style:tab-stops>
      </style:paragraph-properties>
    </style:style>
    <style:style style:name="T1" style:family="text" style:parent-style-name="Internet_20_link">
      <style:text-properties fo:font-style="italic" style:font-style-asian="italic"/>
    </style:style>
    <style:style style:name="T2" style:family="text">
      <style:text-properties fo:font-style="italic" style:font-style-asian="italic"/>
    </style:style>
    <style:style style:name="T3" style:family="text">
      <style:text-properties fo:font-weight="bold" style:font-weight-asian="bold"/>
    </style:style>
    <style:style style:name="T4" style:family="text">
      <style:text-properties style:font-weight-complex="bol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2">Carbonado User Guide</text:p>
      <text:p text:style-name="P3"><text:modification-date style:data-style-name="N84">2006-08-13</text:modification-date></text:p>
      <text:p text:style-name="P3"/>
      <text:p text:style-name="Standard"/>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3335in" style:leader-char=" " style:with-tab="false"/>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4"><text:a xlink:type="simple" xlink:href="#1.Introduction|outline">1 Introduction<text:tab/>4</text:a></text:p>
          <text:p text:style-name="P4"><text:a xlink:type="simple" xlink:href="#2.Overview|outline">2 Overview<text:tab/>5</text:a></text:p>
          <text:p text:style-name="P4"><text:a xlink:type="simple" xlink:href="#3.The Repository|outline">3 The Repository<text:tab/>6</text:a></text:p>
          <text:p text:style-name="P5"><text:a xlink:type="simple" xlink:href="#3.1.Opening Repositories|outline">3.1 Opening Repositories<text:tab/>7</text:a></text:p>
          <text:p text:style-name="P5"><text:a xlink:type="simple" xlink:href="#3.2.Repository operations|outline">3.2 Repository operations<text:tab/>7</text:a></text:p>
          <text:p text:style-name="P6"><text:a xlink:type="simple" xlink:href="#3.2.1.Storage access|outline">3.2.1 Storage access<text:tab/>7</text:a></text:p>
          <text:p text:style-name="P6"><text:a xlink:type="simple" xlink:href="#3.2.2.Transaction access|outline">3.2.2 Transaction access<text:tab/>8</text:a></text:p>
          <text:p text:style-name="P6"><text:a xlink:type="simple" xlink:href="#3.2.3.Extra capabilities|outline">3.2.3 Extra capabilities<text:tab/>8</text:a></text:p>
          <text:p text:style-name="P5"><text:a xlink:type="simple" xlink:href="#3.3.Future direction|outline">3.3 Future direction<text:tab/>9</text:a></text:p>
          <text:p text:style-name="P4"><text:a xlink:type="simple" xlink:href="#4.Storables|outline">4 Storables<text:tab/>10</text:a></text:p>
          <text:p text:style-name="P5"><text:a xlink:type="simple" xlink:href="#4.1.Annotations|outline">4.1 Annotations<text:tab/>11</text:a></text:p>
          <text:p text:style-name="P6"><text:a xlink:type="simple" xlink:href="#4.1.1.PrimaryKey|outline">4.1.1 PrimaryKey<text:tab/>11</text:a></text:p>
          <text:p text:style-name="P6"><text:a xlink:type="simple" xlink:href="#4.1.2.AlternateKeys|outline">4.1.2 AlternateKeys<text:tab/>12</text:a></text:p>
          <text:p text:style-name="P6"><text:a xlink:type="simple" xlink:href="#4.1.3.Nullable|outline">4.1.3 Nullable<text:tab/>13</text:a></text:p>
          <text:p text:style-name="P6"><text:a xlink:type="simple" xlink:href="#4.1.4.Version|outline">4.1.4 Version<text:tab/>13</text:a></text:p>
          <text:p text:style-name="P6"><text:a xlink:type="simple" xlink:href="#4.1.5.Sequence|outline">4.1.5 Sequence<text:tab/>15</text:a></text:p>
          <text:p text:style-name="P5"><text:a xlink:type="simple" xlink:href="#4.2.Aliases|outline">4.2 Aliases<text:tab/>15</text:a></text:p>
          <text:p text:style-name="P5"><text:a xlink:type="simple" xlink:href="#4.3.Adapters|outline">4.3 Adapters<text:tab/>16</text:a></text:p>
          <text:p text:style-name="P6"><text:a xlink:type="simple" xlink:href="#4.3.1.TrueFalseAdapter|outline">4.3.1 TrueFalseAdapter<text:tab/>16</text:a></text:p>
          <text:p text:style-name="P6"><text:a xlink:type="simple" xlink:href="#4.3.2.YesNoAdapter|outline">4.3.2 YesNoAdapter<text:tab/>17</text:a></text:p>
          <text:p text:style-name="P6"><text:a xlink:type="simple" xlink:href="#4.3.3.DateTimeAdapter|outline">4.3.3 DateTimeAdapter<text:tab/>17</text:a></text:p>
          <text:p text:style-name="P6"><text:a xlink:type="simple" xlink:href="#4.3.4.TextAdapter|outline">4.3.4 TextAdapter<text:tab/>17</text:a></text:p>
          <text:p text:style-name="P5"><text:a xlink:type="simple" xlink:href="#4.4.Constraints|outline">4.4 Constraints<text:tab/>18</text:a></text:p>
          <text:p text:style-name="P6"><text:a xlink:type="simple" xlink:href="#4.4.1.LengthConstraint|outline">4.4.1 LengthConstraint<text:tab/>18</text:a></text:p>
          <text:p text:style-name="P6"><text:a xlink:type="simple" xlink:href="#4.4.2.TextConstraint|outline">4.4.2 TextConstraint<text:tab/>18</text:a></text:p>
          <text:p text:style-name="P6"><text:a xlink:type="simple" xlink:href="#4.4.3.IntegerConstraint|outline">4.4.3 IntegerConstraint<text:tab/>19</text:a></text:p>
          <text:p text:style-name="P6"><text:a xlink:type="simple" xlink:href="#4.4.4.FloatConstraint|outline">4.4.4 FloatConstraint<text:tab/>19</text:a></text:p>
          <text:p text:style-name="P4"><text:a xlink:type="simple" xlink:href="#5.CRUD operations: Create, Retrieve, Update, Delete|outline">5 CRUD operations: Create, Retrieve, Update, Delete<text:tab/>20</text:a></text:p>
          <text:p text:style-name="P6"><text:a xlink:type="simple" xlink:href="#5.1.1.Insert|outline">5.1.1 Insert<text:tab/>21</text:a></text:p>
          <text:p text:style-name="P6"><text:a xlink:type="simple" xlink:href="#5.1.2.Load|outline">5.1.2 Load<text:tab/>21</text:a></text:p>
          <text:p text:style-name="P6"><text:a xlink:type="simple" xlink:href="#5.1.3.Update|outline">5.1.3 Update<text:tab/>21</text:a></text:p>
          <text:p text:style-name="P6"><text:a xlink:type="simple" xlink:href="#5.1.4.Delete|outline">5.1.4 Delete<text:tab/>22</text:a></text:p>
          <text:p text:style-name="P4"><text:a xlink:type="simple" xlink:href="#6.Queries|outline">6 Queries<text:tab/>23</text:a></text:p>
          <text:p text:style-name="P5"><text:a xlink:type="simple" xlink:href="#6.1.Filters|outline">6.1 Filters<text:tab/>23</text:a></text:p>
          <text:p text:style-name="P5"><text:a xlink:type="simple" xlink:href="#6.2.Cursors|outline">6.2 Cursors<text:tab/>24</text:a></text:p>
          <text:p text:style-name="P5"><text:a xlink:type="simple" xlink:href="#6.3.Ordering|outline">6.3 Ordering<text:tab/>25</text:a></text:p>
          <text:p text:style-name="P5"><text:a xlink:type="simple" xlink:href="#6.4.Single result queries|outline">6.4 Single result queries<text:tab/>25</text:a></text:p>
          <text:p text:style-name="P5"><text:a xlink:type="simple" xlink:href="#6.5.Counting results|outline">6.5 Counting results<text:tab/>26</text:a></text:p>
          <text:p text:style-name="P5"><text:a xlink:type="simple" xlink:href="#6.6.Result set deletion|outline">6.6 Result set deletion<text:tab/>26</text:a></text:p>
          <text:p text:style-name="P5"><text:a xlink:type="simple" xlink:href="#6.7.Boolean logic|outline">6.7 Boolean logic<text:tab/>26</text:a></text:p>
          <text:p text:style-name="P5"><text:a xlink:type="simple" xlink:href="#6.8.Execution plans and native queries|outline">6.8 Execution plans and native queries<text:tab/>27</text:a></text:p>
          <text:p text:style-name="P4"><text:a xlink:type="simple" xlink:href="#7.Joins|outline">7 Joins<text:tab/>29</text:a></text:p>
          <text:p text:style-name="P5"><text:a xlink:type="simple" xlink:href="#7.1.Many-to-one joins|outline">7.1 Many-to-one joins<text:tab/>29</text:a></text:p>
          <text:p text:style-name="P5"><text:a xlink:type="simple" xlink:href="#7.2.One-to-one joins|outline">7.2 One-to-one joins<text:tab/>31</text:a></text:p>
          <text:p text:style-name="P5"><text:a xlink:type="simple" xlink:href="#7.3.One-to-many joins|outline">7.3 One-to-many joins<text:tab/>32</text:a></text:p>
          <text:p text:style-name="P5"><text:a xlink:type="simple" xlink:href="#7.4.Natural joins|outline">7.4 Natural joins<text:tab/>33</text:a></text:p>
          <text:p text:style-name="P5"><text:a xlink:type="simple" xlink:href="#7.5.Queries with joins|outline">7.5 Queries with joins<text:tab/>34</text:a></text:p>
          <text:p text:style-name="P4"><text:a xlink:type="simple" xlink:href="#8.Indexing|outline">8 Indexing<text:tab/>36</text:a></text:p>
          <text:p text:style-name="P5"><text:a xlink:type="simple" xlink:href="#8.1.Index set reduction|outline">8.1 Index set reduction<text:tab/>37</text:a></text:p>
          <text:p text:style-name="P5"><text:a xlink:type="simple" xlink:href="#8.2.Clustered indexes|outline">8.2 Clustered indexes<text:tab/>37</text:a></text:p>
          <text:p text:style-name="P5"><text:a xlink:type="simple" xlink:href="#8.3.Adding and dropping|outline">8.3 Adding and dropping<text:tab/>37</text:a></text:p>
          <text:p text:style-name="P4"><text:a xlink:type="simple" xlink:href="#9.Transactions|outline">9 Transactions<text:tab/>38</text:a></text:p>
          <text:p text:style-name="P5"><text:a xlink:type="simple" xlink:href="#9.1.Commits|outline">9.1 Commits<text:tab/>38</text:a></text:p>
          <text:p text:style-name="P5"><text:a xlink:type="simple" xlink:href="#9.2.Nested transactions|outline">9.2 Nested transactions<text:tab/>39</text:a></text:p>
          <text:p text:style-name="P5"><text:a xlink:type="simple" xlink:href="#9.3.Isolation level|outline">9.3 Isolation level<text:tab/>39</text:a></text:p>
          <text:p text:style-name="P5"><text:a xlink:type="simple" xlink:href="#9.4.Update mode|outline">9.4 Update mode<text:tab/>40</text:a></text:p>
          <text:p text:style-name="P4"><text:a xlink:type="simple" xlink:href="#10.Exceptions|outline">10 Exceptions<text:tab/>41</text:a></text:p>
          <text:p text:style-name="P5"><text:a xlink:type="simple" xlink:href="#10.1.Exception conversion|outline">10.1 Exception conversion<text:tab/>41</text:a></text:p>
          <text:p text:style-name="P5"><text:a xlink:type="simple" xlink:href="#10.2.Deadlock and optimistic lock retry|outline">10.2 Deadlock and optimistic lock retry<text:tab/>42</text:a></text:p>
          <text:p text:style-name="P4"><text:a xlink:type="simple" xlink:href="#11.LOBs|outline">11 LOBs<text:tab/>43</text:a></text:p>
          <text:p text:style-name="P5"><text:a xlink:type="simple" xlink:href="#11.1.Stream access|outline">11.1 Stream access<text:tab/>43</text:a></text:p>
          <text:p text:style-name="P5"><text:a xlink:type="simple" xlink:href="#11.2.String conversion|outline">11.2 String conversion<text:tab/>44</text:a></text:p>
          <text:p text:style-name="P4"><text:a xlink:type="simple" xlink:href="#12.Triggers|outline">12 Triggers<text:tab/>46</text:a></text:p>
          <text:p text:style-name="P5"><text:a xlink:type="simple" xlink:href="#12.1.Trigger class|outline">12.1 Trigger class<text:tab/>46</text:a></text:p>
          <text:p text:style-name="P5"><text:a xlink:type="simple" xlink:href="#12.2.Registration|outline">12.2 Registration<text:tab/>47</text:a></text:p>
          <text:p text:style-name="P5"><text:a xlink:type="simple" xlink:href="#12.3.Accessing old Storable value|outline">12.3 Accessing old Storable value<text:tab/>47</text:a></text:p>
          <text:p text:style-name="P5"><text:a xlink:type="simple" xlink:href="#12.4.Generic Triggers|outline">12.4 Generic Triggers<text:tab/>48</text:a></text:p>
          <text:p text:style-name="P4"><text:a xlink:type="simple" xlink:href="#13.Available Repositories and Capabilities|outline">13 Available Repositories and Capabilities<text:tab/>49</text:a></text:p>
          <text:p text:style-name="P5"><text:a xlink:type="simple" xlink:href="#13.1.Sleepycat – Berkeley Database|outline">13.1 Sleepycat – Berkeley Database<text:tab/>49</text:a></text:p>
          <text:p text:style-name="P5"><text:a xlink:type="simple" xlink:href="#13.2.JDBC|outline">13.2 JDBC<text:tab/>49</text:a></text:p>
          <text:p text:style-name="P6"><text:a xlink:type="simple" xlink:href="#13.2.1.Connection access|outline">13.2.1 Connection access<text:tab/>50</text:a></text:p>
          <text:p text:style-name="P5"><text:a xlink:type="simple" xlink:href="#13.3.Replicated|outline">13.3 Replicated<text:tab/>50</text:a></text:p>
          <text:p text:style-name="P6"><text:a xlink:type="simple" xlink:href="#13.3.1.Re-synchronization|outline">13.3.1 Re-synchronization<text:tab/>51</text:a></text:p>
          <text:p text:style-name="P4"><text:a xlink:type="simple" xlink:href="#14.Advanced|outline">14 Advanced<text:tab/>52</text:a></text:p>
          <text:p text:style-name="P5"><text:a xlink:type="simple" xlink:href="#14.1.Filter Construction|outline">14.1 Filter Construction<text:tab/>52</text:a></text:p>
          <text:p text:style-name="P5"><text:a xlink:type="simple" xlink:href="#14.2.Specialized Cursors|outline">14.2 Specialized Cursors<text:tab/>52</text:a></text:p>
          <text:p text:style-name="P6"><text:a xlink:type="simple" xlink:href="#14.2.1.Filtering|outline">14.2.1 Filtering<text:tab/>52</text:a></text:p>
          <text:p text:style-name="P6"><text:a xlink:type="simple" xlink:href="#14.2.2.Adapting|outline">14.2.2 Adapting<text:tab/>52</text:a></text:p>
          <text:p text:style-name="P6"><text:a xlink:type="simple" xlink:href="#14.2.3.Sorting|outline">14.2.3 Sorting<text:tab/>52</text:a></text:p>
          <text:p text:style-name="P6"><text:a xlink:type="simple" xlink:href="#14.2.4.Set theory operations|outline">14.2.4 Set theory operations<text:tab/>53</text:a></text:p>
          <text:p text:style-name="P4"><text:a xlink:type="simple" xlink:href="#15.Glossary|outline">15 Glossary<text:tab/>54</text:a></text:p>
          <text:p text:style-name="P4"><text:a xlink:type="simple" xlink:href="#16.Appendix: Hello World example|outline">16 Appendix: Hello World example<text:tab/>57</text:a></text:p>
          <text:p text:style-name="P4"><text:a xlink:type="simple" xlink:href="#17.Appendix: Recommended practices|outline">17 Appendix: Recommended practices<text:tab/>60</text:a></text:p>
          <text:p text:style-name="P5"><text:a xlink:type="simple" xlink:href="#17.1.Scope Storables privately|outline">17.1 Scope Storables privately<text:tab/>60</text:a></text:p>
          <text:p text:style-name="P5"><text:a xlink:type="simple" xlink:href="#17.2.Primary key design|outline">17.2 Primary key design<text:tab/>60</text:a></text:p>
          <text:p text:style-name="P5"><text:a xlink:type="simple" xlink:href="#17.3.Versioning|outline">17.3 Versioning<text:tab/>60</text:a></text:p>
        </text:index-body>
      </text:table-of-content>
      <text:p text:style-name="Standard"/>
      <text:h text:style-name="Heading_20_1" text:outline-level="1"><text:bookmark-start text:name="_Ref126491617"/><text:bookmark-start text:name="_Ref126491632"/>Introduction<text:bookmark-end text:name="_Ref126491617"/><text:bookmark-end text:name="_Ref126491632"/></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1">Storables</text:span></text:a>, and the persistence layer, known as <text:a xlink:type="simple" xlink:href="#_The_Repository"><text:span text:style-name="T1">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2">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3">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3">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3">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3">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3">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1">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3">Sequence support </text:span>– Properties may optionally be annotated to support automatic value selection upon insert via a <text:a xlink:type="simple" xlink:href="#_@Sequence"><text:span text:style-name="T1">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1">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2">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4">enterTransaction</text:span>();</text:p>
      <text:p text:style-name="CodeBlock"/>
      <text:p text:style-name="CodeBlock"><text:s text:c="4"/>Transaction <text:span text:style-name="T4">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2">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3">@PrimaryKey</text:span>({"entityTypeID", "-entityInstanceID"})</text:p>
      <text:p text:style-name="CodeBlock">public interface Content extends Storable {</text:p>
      <text:p text:style-name="CodeBlock"><text:span text:style-name="T3"><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text:p>
      <text:p text:style-name="CodeBlock"><text:span text:style-name="T3">@AlternateKeys</text:span>({</text:p>
      <text:p text:style-name="CodeBlock"><text:s text:c="4"/><text:span text:style-name="T3">@Key</text:span>("fullPath"),</text:p>
      <text:p text:style-name="CodeBlock"><text:s text:c="4"/><text:span text:style-name="T3">@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3">@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3">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text:p>
      <text:p text:style-name="Standard"/>
      <text:list text:style-name="WW8Num12">
        <text:list-item>
          <text:p text:style-name="P11"><text:span text:style-name="T3">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3">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3">@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3">@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3">@Alias</text:span>("USER_INFO")</text:p>
      <text:p text:style-name="CodeBlock">public abstract class UserInfo implements Storable {</text:p>
      <text:p text:style-name="CodeBlock"><text:s text:c="4"/><text:span text:style-name="T3">@Alias</text:span>("USER_ID")</text:p>
      <text:p text:style-name="CodeBlock"><text:s text:c="4"/>public abstract long getUserID();</text:p>
      <text:p text:style-name="CodeBlock"><text:s text:c="4"/>public abstract void setUserID(long id);</text:p>
      <text:p text:style-name="CodeBlock"/>
      <text:p text:style-name="CodeBlock"><text:s text:c="4"/><text:span text:style-name="T3">@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3">@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3">@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3">@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3">@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3">@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2">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3">@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3">@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3">@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3">@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3">@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3">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is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3">Try</text:span> <text:span text:style-name="T3">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3">insert()</text:span>;</text:p>
      <text:h text:style-name="Heading_20_3" text:outline-level="3">Load</text:h>
      <text:p text:style-name="Standard">This method loads or reloads a persisted Storable by its primary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3">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3">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3">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3">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3">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3">with</text:span>("Jones")</text:p>
      <text:p text:style-name="CodeBlock"><text:s text:c="8"/>.<text:span text:style-name="T3">with</text:span>("I")</text:p>
      <text:p text:style-name="CodeBlock"><text:s text:c="8"/>.<text:span text:style-name="T3">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3">Cursor</text:span>&lt;UserInfo&gt; cursor = query.<text:span text:style-name="T3">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3">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and is useful when querying by an alternate ke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its primary key, it is generally more efficient to load it directly than to operate on a Query. A UserInfo can be queried as:</text:p>
      <text:p text:style-name="Standard"/>
      <text:p text:style-name="CodeBlock"><text:s text:c="4"/>Storage&lt;UserInfo&gt; storage = ...</text:p>
      <text:p text:style-name="CodeBlock"><text:s text:c="4"/>// Don't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3">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3">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3">printPlan()</text:span>;</text:p>
      <text:p text:style-name="Standard"/>
      <text:p text:style-name="Standard">…the query plan might be:</text:p>
      <text:p text:style-name="Standard"/>
      <text:p text:style-name="CodeBlock">union</text:p>
      <text:p text:style-name="CodeBlock"><text:s text:c="2"/>full sort: [+firstName, +userID]</text:p>
      <text:p text:style-name="CodeBlock"><text:s text:c="4"/>index scan: UserInfo</text:p>
      <text:p text:style-name="CodeBlock"><text:s text:c="4"/>...index: {properties=[+lastName], unique=false}</text:p>
      <text:p text:style-name="CodeBlock"><text:s text:c="4"/>...exact filter: lastName = Jones</text:p>
      <text:p text:style-name="CodeBlock"><text:s text:c="2"/>finish sort: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3">@Join</text:span>(internal="homeAddressID", external="addressID")</text:p>
      <text:p text:style-name="CodeBlock"><text:s text:c="4"/>public abstract <text:span text:style-name="T3">Address</text:span> getHomeAddress() throws FetchException;</text:p>
      <text:p text:style-name="CodeBlock"/>
      <text:p text:style-name="CodeBlock"><text:s text:c="4"/>// Can optionally define a set method.</text:p>
      <text:p text:style-name="CodeBlock"><text:s text:c="4"/>public abstract void setHomeAddress(<text:span text:style-name="T3">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2">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3">@Join</text:span>(internal="userID", external="userID")</text:p>
      <text:p text:style-name="CodeBlock"><text:s text:c="4"/>@Nullable</text:p>
      <text:p text:style-name="CodeBlock"><text:s text:c="4"/>public abstract <text:span text:style-name="T3">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3">@Join</text:span>(internal="addressID", external="homeAddressID")</text:p>
      <text:p text:style-name="CodeBlock"><text:s text:c="4"/><text:span text:style-name="T3">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2">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3">@Join</text:span></text:p>
      <text:p text:style-name="CodeBlock"><text:span text:style-name="T3"><text:s text:c="4"/></text:span>@Nullable</text:p>
      <text:p text:style-name="CodeBlock"><text:s text:c="4"/>public abstract <text:span text:style-name="T3">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3">getUserID</text:span>();</text:p>
      <text:p text:style-name="CodeBlock"><text:s text:c="4"/>void <text:span text:style-name="T3">setUserID</text:span>(long id);</text:p>
      <text:p text:style-name="CodeBlock"/>
      <text:p text:style-name="CodeBlock"><text:s text:c="4"/><text:span text:style-name="T3">@Join</text:span></text:p>
      <text:p text:style-name="CodeBlock"><text:s text:c="4"/><text:span text:style-name="T3">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3">getUserID</text:span>();</text:p>
      <text:p text:style-name="CodeBlock"><text:s text:c="4"/>public abstract void <text:span text:style-name="T3">setUserID</text:span>(long id);</text:p>
      <text:p text:style-name="CodeBlock"/>
      <text:p text:style-name="CodeBlock"><text:s text:c="4"/>/** Return all Shipments */</text:p>
      <text:p text:style-name="CodeBlock"><text:s text:c="4"/><text:span text:style-name="T3">@Join</text:span></text:p>
      <text:p text:style-name="CodeBlock"><text:s text:c="4"/>public abstract <text:span text:style-name="T3">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3">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3">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2">Indexes</text:span> annotation on the Storable type definition. This annotation then contains a number of <text:span text:style-name="T2">Index</text:span> annotations, each representing an independent index.</text:p>
      <text:p text:style-name="Standard"/>
      <text:p text:style-name="CodeBlock">@PrimaryKey("userID")</text:p>
      <text:p text:style-name="CodeBlock"><text:span text:style-name="T3">@Indexes</text:span>({</text:p>
      <text:p text:style-name="CodeBlock"><text:s text:c="4"/><text:span text:style-name="T3">@Index</text:span>("firstName"),</text:p>
      <text:p text:style-name="CodeBlock"><text:s text:c="4"/><text:span text:style-name="T3">@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3">@Index</text:span>("-lastModified"),</text:p>
      <text:p text:style-name="CodeBlock"><text:s text:c="4"/><text:span text:style-name="T3">@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2">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Ref126491679"/><text:bookmark-start text:name="_Transactions"/>Transactions<text:bookmark-end text:name="_Ref126491679"/><text:bookmark-end text:name="_Transactions"/></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3">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3">commit</text:span>();</text:p>
      <text:p text:style-name="CodeBlock"><text:s text:c="4"/>} finally {</text:p>
      <text:p text:style-name="CodeBlock"><text:s text:c="8"/>// Ensure transaction exits, rolling back if an exception</text:p>
      <text:p text:style-name="CodeBlock"><text:s text:c="8"/>txn.<text:span text:style-name="T3">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3">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2">Blob</text:span> or <text:span text:style-name="T2">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3">Blob</text:span> getImageData();</text:p>
      <text:p text:style-name="CodeBlock"><text:s text:c="4"/>void setImageData(<text:span text:style-name="T3">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3">&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hree kinds of Sleepycat products: DB 4.1, DB 4.4, and JE 2.0. By default, it assumes you wish to use JE 2.0. To switch product and version, call the setVersion method on the builder.</text:p>
      <text:p text:style-name="Standard"/>
      <table:table table:name="Table3" table:style-name="Table3">
        <table:table-column table:style-name="Table3.A"/>
        <table:table-column table:style-name="Table3.B"/>
        <table:table-row table:style-name="Table3.1">
          <table:table-cell table:style-name="Table3.A1" office:value-type="string">
            <text:p text:style-name="P13">Product and version</text:p>
          </table:table-cell>
          <table:table-cell table:style-name="Table3.B1" office:value-type="string">
            <text:p text:style-name="P13">Version string</text:p>
          </table:table-cell>
        </table:table-row>
        <table:table-row table:style-name="Table3.1">
          <table:table-cell table:style-name="Table3.A2" office:value-type="string">
            <text:p text:style-name="P14">DB 4.1</text:p>
          </table:table-cell>
          <table:table-cell table:style-name="Table3.B2" office:value-type="string">
            <text:p text:style-name="P14">db4.1</text:p>
          </table:table-cell>
        </table:table-row>
        <table:table-row table:style-name="Table3.1">
          <table:table-cell table:style-name="Table3.A2" office:value-type="string">
            <text:p text:style-name="P14">DB 4.4</text:p>
          </table:table-cell>
          <table:table-cell table:style-name="Table3.B2" office:value-type="string">
            <text:p text:style-name="P14">db4.4</text:p>
          </table:table-cell>
        </table:table-row>
        <table:table-row table:style-name="Table3.1">
          <table:table-cell table:style-name="Table3.A2" office:value-type="string">
            <text:p text:style-name="P14">JE 2.0</text:p>
          </table:table-cell>
          <table:table-cell table:style-name="Table3.B2" office:value-type="string">
            <text:p text:style-name="P14">je2.0</text:p>
          </table:table-cell>
        </table:table-row>
      </table:table>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NoSync(true) to improve the performance of writes by delaying writ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copy.</text:p>
      <text:p text:style-name="Standard"/>
      <text:p text:style-name="Standard">In order to guarantee there are no inconsistencies between the master and copy,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copy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ad repository to be configured, by providing builders for them. The methods are setMasterRepositoryBuilder and setReadRepositoryBuilder.</text:p>
      <text:h text:style-name="Heading_20_3" text:outline-level="3"><text:s/>Re-synchronization</text:h>
      <text:p text:style-name="Standard">To repair replication inconsistencies or fill up a new copy,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1">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1">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Recommended practices</text:h>
      <text:p text:style-name="Standard">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2">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CRUD operations, making them a bit more cumbersome to use than primary keys. Supporting alternate keys in CRUD operations is planned for a future version of Carbonado.</text:p>
      <text:h text:style-name="P28"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has user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number:date-style style:name="N106">
      <number:year number:style="long"/>
    </number:date-style>
  </office:automatic-styles>
  <office:master-styles>
    <style:master-page style:name="Standard" style:page-layout-name="pm1">
      <style:footer>
        <text:p text:style-name="Footer">Page <text:page-number text:select-page="current">61</text:page-number> of <text:page-count style:num-format="1">61</text:page-count><text:tab/>Copyright <text:date style:data-style-name="N106" text:date-value="2006-08-13T15:37:41.41" text:fixed="true">2006</text:date> Amazon Technologies Inc.<text:tab/><text:modification-date style:data-style-name="N84">2006-08-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Carbonado User Guide</dc:title>
    <meta:initial-creator>Brian S O'Neill</meta:initial-creator>
    <meta:creation-date>2005-12-28T22:07:00</meta:creation-date>
    <dc:date>2006-08-13T15:46:35</dc:date>
    <meta:print-date>2006-01-06T16:58:00</meta:print-date>
    <dc:language>en-US</dc:language>
    <meta:editing-cycles>390</meta:editing-cycles>
    <meta:editing-duration>PT11H8M34S</meta:editing-duration>
    <meta:user-defined meta:name="Info 1"/>
    <meta:user-defined meta:name="Info 2"/>
    <meta:user-defined meta:name="Info 3"/>
    <meta:user-defined meta:name="Info 4"/>
    <meta:document-statistic meta:table-count="3" meta:image-count="0" meta:object-count="0" meta:page-count="61" meta:paragraph-count="1255" meta:word-count="14239" meta:character-count="99448"/>
  </office:meta>
</office:document-meta>
</file>